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40000002C357B5228FB14BD94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14.029cm" svg:x="2.728cm" svg:y="8.122cm">
          <draw:image xlink:href="Pictures/1000000000000340000002C357B5228FB14BD9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36:37.792571304</meta:creation-date>
    <dc:date>2018-04-26T16:36:56.433954245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